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0.2783in"/>
    </style:style>
    <style:style style:name="co5" style:family="table-column">
      <style:table-column-properties fo:break-before="auto" style:column-width="2.1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26pt solid #000000" fo:border-left="0.26pt solid #000000" fo:border-right="none" fo:border-top="0.26pt solid #000000"/>
      <style:text-properties fo:color="#000000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26pt solid #000000" fo:border-left="0.26pt solid #000000" fo:border-right="none" fo:border-top="0.26pt solid #000000"/>
      <style:text-properties fo:color="#000000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\r\n = 2 символа</text:p>
          </table:table-cell>
          <table:table-cell office:value-type="string" calcext:value-type="string">
            <text:p>\r\n как 4 символа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T /favicon.ico HTTP/1.1\r\n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st: 192.168.1.175:8383\r\n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nection: keep-alive\r\n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User-Agent: Mozilla/5.0 (X11; Linux x86_64) AppleWebKit/537.36 (KHTML, like Gecko) Chrome/103.0.0.0 Safari/537.36\r\n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ccept: image/avif,image/webp,image/apng,image/svg+xml,image/*,*/*;q=0.8\r\n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ferer: <text:a xlink:href="http://192.168.1.175:8383/run?cmd=status&amp;" xlink:type="simple">http://192.168.1.175:8383/run?cmd=status&amp;</text:a>\r\n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ccept-Encoding: gzip, deflate\r\nAccept-Language: en-US,en;q=0.9\r\n\r\n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0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0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0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0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0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0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0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0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0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1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1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1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1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1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1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1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1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1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2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2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2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2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/N</text:p>
          </table:table-cell>
          <table:table-cell office:value-type="string" calcext:value-type="string">
            <text:p>500-4100-2406-22-24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16" table:default-cell-style-name="Default"/>
        <table:table-row table:style-name="ro1" table:number-rows-repeated="9"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Материальные расходы</text:p>
          </table:table-cell>
          <table:table-cell table:number-columns-repeated="9"/>
          <table:table-cell office:value-type="float" office:value="220000" calcext:value-type="float">
            <text:p>220000</text:p>
          </table:table-cell>
          <table:table-cell table:number-columns-repeated="4"/>
          <table:table-cell table:number-columns-repeated="2" office:value-type="float" office:value="220000" calcext:value-type="float">
            <text:p>22000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Расходы на оплату труда в соответствии с принятыми в организации формами и системами оплаты труда</text:p>
          </table:table-cell>
          <table:table-cell table:number-columns-repeated="9"/>
          <table:table-cell table:formula="of:=SUM([.M12:.M14])" office:value-type="float" office:value="888080" calcext:value-type="float">
            <text:p>888080</text:p>
          </table:table-cell>
          <table:table-cell table:number-columns-repeated="4"/>
          <table:table-cell office:value-type="float" office:value="891080" calcext:value-type="float">
            <text:p>891080</text:p>
          </table:table-cell>
          <table:table-cell office:value-type="float" office:value="888080" calcext:value-type="float">
            <text:p>888080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 office:value-type="string" calcext:value-type="string">
            <text:p>Расходы на оплату труда работников, непосредственно участвующих в создании продукции</text:p>
          </table:table-cell>
          <table:table-cell table:number-columns-repeated="9"/>
          <table:table-cell office:value-type="float" office:value="680000" calcext:value-type="float">
            <text:p>680000</text:p>
          </table:table-cell>
          <table:table-cell table:number-columns-repeated="4"/>
          <table:table-cell table:number-columns-repeated="2" office:value-type="float" office:value="3000" calcext:value-type="float">
            <text:p>3000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Страховые взносы (30 % от п. 2.1)</text:p>
          </table:table-cell>
          <table:table-cell table:number-columns-repeated="9"/>
          <table:table-cell table:formula="of:=[.M12]*0.3" office:value-type="float" office:value="204000" calcext:value-type="float">
            <text:p>204000</text:p>
          </table:table-cell>
          <table:table-cell table:number-columns-repeated="4"/>
          <table:table-cell office:value-type="float" office:value="120000" calcext:value-type="float">
            <text:p>120000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Страховые взносы по обязательному социальному страхованию от несчастных случаев на производстве (0.6 % от п. 2.1)</text:p>
          </table:table-cell>
          <table:table-cell table:number-columns-repeated="9"/>
          <table:table-cell table:formula="of:=[.M12]*0.006" office:value-type="float" office:value="4080" calcext:value-type="float">
            <text:p>4080</text:p>
          </table:table-cell>
          <table:table-cell table:number-columns-repeated="4"/>
          <table:table-cell table:number-columns-repeated="2" office:value-type="float" office:value="150000" calcext:value-type="float">
            <text:p>15000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Расходы на служебные командировки работников, непосредственно участвующих в создании продукции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80000" calcext:value-type="float">
            <text:p>180000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Оплата работ и услуг, выполняемых сторонними организациями</text:p>
          </table:table-cell>
          <table:table-cell table:number-columns-repeated="9"/>
          <table:table-cell office:value-type="float" office:value="140000" calcext:value-type="float">
            <text:p>1400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рочие прямые расходы</text:p>
          </table:table-cell>
          <table:table-cell table:number-columns-repeated="9"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Накладные расходы (до 21 % от п.2.1)</text:p>
          </table:table-cell>
          <table:table-cell table:number-columns-repeated="9"/>
          <table:table-cell office:value-type="float" office:value="160000" calcext:value-type="float">
            <text:p>1600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Себестоимость работ (услуг) (п.1+п.2+п.3+п.4+п.5+п.6)</text:p>
          </table:table-cell>
          <table:table-cell table:number-columns-repeated="9"/>
          <table:table-cell table:formula="of:=SUM([.M10];[.M11];[.M15:.M18])" office:value-type="float" office:value="1561080" calcext:value-type="float">
            <text:p>1561080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Прибыль </text:p>
          </table:table-cell>
          <table:table-cell table:number-columns-repeated="9"/>
          <table:table-cell office:value-type="float" office:value="188920" calcext:value-type="float">
            <text:p>188920</text:p>
          </table:table-cell>
          <table:table-cell table:number-columns-repeated="2"/>
          <table:table-cell office:value-type="float" office:value="187689.6" calcext:value-type="float">
            <text:p>187689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Цена, без НДС</text:p>
          </table:table-cell>
          <table:table-cell table:number-columns-repeated="9"/>
          <table:table-cell table:formula="of:=SUM([.M19];[.M20])" office:value-type="float" office:value="1750000" calcext:value-type="float">
            <text:p>1750000</text:p>
          </table:table-cell>
          <table:table-cell table:number-columns-repeated="2"/>
          <table:table-cell office:value-type="float" office:value="1769.6" calcext:value-type="float">
            <text:p>1769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Всего, без НДС</text:p>
          </table:table-cell>
          <table:table-cell table:number-columns-repeated="9"/>
          <table:table-cell office:value-type="float" office:value="1750000" calcext:value-type="float">
            <text:p>1750000</text:p>
          </table:table-cell>
          <table:table-cell table:number-columns-repeated="2"/>
          <table:table-cell table:formula="of:=([.P20]-[.P21])" office:value-type="float" office:value="185920" calcext:value-type="float">
            <text:p>1859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11:49:02.533057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3:04:38.288970290</meta:creation-date>
    <dc:date>2022-08-10T11:54:51.422619978</dc:date>
    <meta:editing-duration>PT50M24S</meta:editing-duration>
    <meta:editing-cycles>11</meta:editing-cycles>
    <meta:generator>LibreOffice/6.4.7.2$Linux_X86_64 LibreOffice_project/40$Build-2</meta:generator>
    <meta:document-statistic meta:table-count="2" meta:cell-count="139" meta:object-count="0"/>
  </office:meta>
</office:document-meta>
</file>